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6cm" style:rel-column-width="32098*"/>
    </style:style>
    <style:style style:name="Table1.B" style:family="table-column">
      <style:table-column-properties style:column-width="9.694cm" style:rel-column-width="33437*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3.067cm" style:rel-column-width="45069*"/>
    </style:style>
    <style:style style:name="Table3.B" style:family="table-column">
      <style:table-column-properties style:column-width="5.934cm" style:rel-column-width="20466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style:vertical-align="middle" fo:padding="0.097cm" fo:border="none"/>
    </style:style>
    <style:style style:name="Table9" style:family="table">
      <style:table-properties style:width="18.997cm" table:align="left"/>
    </style:style>
    <style:style style:name="Table9.A" style:family="table-column">
      <style:table-column-properties style:column-width="2.304cm"/>
    </style:style>
    <style:style style:name="Table9.B" style:family="table-column">
      <style:table-column-properties style:column-width="2.099cm"/>
    </style:style>
    <style:style style:name="Table9.E" style:family="table-column">
      <style:table-column-properties style:column-width="2.702cm"/>
    </style:style>
    <style:style style:name="Table9.G" style:family="table-column">
      <style:table-column-properties style:column-width="2.198cm"/>
    </style:style>
    <style:style style:name="Table9.H" style:family="table-column">
      <style:table-column-properties style:column-width="2.196cm"/>
    </style:style>
    <style:style style:name="Table9.I" style:family="table-column">
      <style:table-column-properties style:column-width="1.201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bottom"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9.I1" style:family="table-cell">
      <style:table-cell-properties style:vertical-align="bottom" fo:background-color="#fff5f0" fo:padding="0.097cm" fo:border="0.05pt solid #999999">
        <style:background-image/>
      </style:table-cell-properties>
    </style:style>
    <style:style style:name="Table9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9.3" style:family="table-row">
      <style:table-row-properties style:min-row-height="0.081cm" fo:keep-together="always"/>
    </style:style>
    <style:style style:name="Table9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B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C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D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E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F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G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H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I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5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6" style:family="table-row">
      <style:table-row-properties style:min-row-height="0.397cm" fo:keep-together="always"/>
    </style:style>
    <style:style style:name="Table9.A6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97cm" table:align="left" style:may-break-between-rows="false"/>
    </style:style>
    <style:style style:name="Table7.A" style:family="table-column">
      <style:table-column-properties style:column-width="13.402cm"/>
    </style:style>
    <style:style style:name="Table7.B" style:family="table-column">
      <style:table-column-properties style:column-width="5.595cm"/>
    </style:style>
    <style:style style:name="Table7.A1" style:family="table-cell">
      <style:table-cell-properties fo:padding="0cm" fo:border-left="none" fo:border-right="none" fo:border-top="none" fo:border-bottom="0.05pt solid #999999"/>
    </style:style>
    <style:style style:name="Table7.B1" style:family="table-cell">
      <style:table-cell-properties fo:padding="0cm" fo:border="none"/>
    </style:style>
    <style:style style:name="Table8" style:family="table">
      <style:table-properties style:width="5.595cm" table:align="margins" style:may-break-between-rows="false"/>
    </style:style>
    <style:style style:name="Table8.A" style:family="table-column">
      <style:table-column-properties style:column-width="2.196cm" style:rel-column-width="25722*"/>
    </style:style>
    <style:style style:name="Table8.B" style:family="table-column">
      <style:table-column-properties style:column-width="2.207cm" style:rel-column-width="25846*"/>
    </style:style>
    <style:style style:name="Table8.C" style:family="table-column">
      <style:table-column-properties style:column-width="1.192cm" style:rel-column-width="13967*"/>
    </style:style>
    <style:style style:name="Table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8.B1" style:family="table-cell">
      <style:table-cell-properties fo:padding="0.097cm" fo:border-left="0.05pt solid #999999" fo:border-right="none" fo:border-top="0.05pt solid #999999" fo:border-bottom="0.05pt solid #999999"/>
    </style:style>
    <style:style style:name="Table8.C1" style:family="table-cell">
      <style:table-cell-properties fo:padding="0.097cm" fo:border-left="0.05pt solid #999999" fo:border-right="none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30230a3" officeooo:paragraph-rsid="030230a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3023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3024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Calibri" fo:font-size="10pt" officeooo:rsid="02ffe55c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Calibri" fo:font-size="10pt" officeooo:rsid="02ffe55c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pt" fo:font-weight="normal" officeooo:rsid="02ffe55c" officeooo:paragraph-rsid="03114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30230a3" officeooo:paragraph-rsid="030230a3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30230a3" officeooo:paragraph-rsid="030230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efb013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9pt" officeooo:rsid="02fa741a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paragraph-rsid="031cf2e1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2966790" officeooo:paragraph-rsid="03191d8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30230a3" officeooo:paragraph-rsid="030230a3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officeooo:paragraph-rsid="030230a3"/>
    </style:style>
    <style:style style:name="P29" style:family="paragraph" style:parent-style-name="Table_20_Contents">
      <style:paragraph-properties fo:text-align="center" style:justify-single-word="false"/>
      <style:text-properties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3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d7bbc8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3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3024ac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" fo:font-size="8pt" fo:language="fr" fo:country="FR" fo:font-style="normal" fo:font-weight="normal" officeooo:rsid="003f7786" officeooo:paragraph-rsid="03024a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alibri" fo:font-size="6pt" fo:font-style="normal" fo:font-weight="normal" officeooo:rsid="02f7264f" officeooo:paragraph-rsid="02ff8224" style:font-size-asian="5.25pt" style:font-style-asian="normal" style:font-weight-asian="normal" style:font-size-complex="6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3024ac7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3024ac7" officeooo:paragraph-rsid="03024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a17b9" officeooo:paragraph-rsid="031365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31cf2e1" style:font-size-asian="16pt" style:font-weight-asian="bold" style:font-size-complex="16pt" style:font-weight-complex="bold"/>
    </style:style>
    <style:style style:name="T8" style:family="text">
      <style:text-properties fo:font-size="16pt" fo:font-style="normal" fo:font-weight="bold" officeooo:rsid="03024ac7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9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f5b1f6" style:font-style-asian="normal" style:font-style-complex="normal"/>
    </style:style>
    <style:style style:name="T11" style:family="text">
      <style:text-properties fo:font-style="normal" officeooo:rsid="02ac1128" style:font-style-asian="normal" style:font-style-complex="normal"/>
    </style:style>
    <style:style style:name="T12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3" style:family="text">
      <style:text-properties officeooo:rsid="012f134b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24431ff"/>
    </style:style>
    <style:style style:name="T17" style:family="text">
      <style:text-properties officeooo:rsid="030230a3"/>
    </style:style>
    <style:style style:name="T18" style:family="tex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font-name="Calibri" fo:font-size="10.5pt" fo:font-weight="bold" officeooo:rsid="030230a3" style:font-size-asian="10.5pt" style:font-weight-asian="bold" style:font-size-complex="10.5pt" style:font-weight-complex="bold"/>
    </style:style>
    <style:style style:name="T20" style:family="text">
      <style:text-properties style:font-name="Calibri" fo:font-size="9pt" fo:font-weight="bold" officeooo:rsid="03024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1" style:family="text">
      <style:text-properties style:font-name="Calibri" fo:font-size="9pt" fo:font-weight="bold" officeooo:rsid="030230a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2" style:family="text">
      <style:text-properties officeooo:rsid="03024ac7"/>
    </style:style>
    <style:style style:name="T23" style:family="text">
      <style:text-properties fo:font-style="italic" officeooo:rsid="03024ac7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2"><text:text-input text:description="&lt;company.name&gt;">Company Name</text:text-input></text:span><text:span text:style-name="T14"><text:line-break/></text:span><text:span text:style-name="T15"><text:text-input text:description="&lt;company.street&gt;">Street</text:text-input></text:span><text:span text:style-name="T15"> </text:span><text:span text:style-name="T15"><text:text-input text:description="&lt;company.street2&gt;">street2</text:text-input></text:span><text:span text:style-name="T15"><text:line-break/></text:span><text:span text:style-name="T15"><text:text-input text:description="&lt;company.zip&gt;">Zip</text:text-input></text:span><text:span text:style-name="T15"> </text:span><text:span text:style-name="T15"><text:text-input text:description="&lt;company.city&gt;">City</text:text-input></text:span><text:span text:style-name="T15"> </text:span><text:span text:style-name="T15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1.A1" office:value-type="string">
            <text:p text:style-name="P44"><draw:frame draw:style-name="fr1" draw:name="image: asimage(o.company_id.logo,0,200,100,'px', True)" text:anchor-type="as-char" svg:width="6.735cm" svg:height="2.769cm" draw:z-index="1"><draw:text-box><text:p text:style-name="Frame_20_contents"/></draw:text-box></draw:frame>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0"><text:span text:style-name="T9"><text:text-input text:description="&lt;if test=&quot;o.partner_id&quot;&gt;">If</text:text-input></text:span><text:span text:style-name="T9"><text:s/></text:span></text:p>
            <text:p text:style-name="P32"><text:span text:style-name="T11"><text:text-input text:description="&lt;print_address_type('invoice')&gt;">Address type:</text:text-input></text:span><text:span text:style-name="T10"> </text:span></text:p>
            <text:p text:style-name="P31"><text:span text:style-name="T16"><text:text-input text:description="&lt; format_address(o.partner_id, 'invoice') &gt;">format_address</text:text-input></text:span> </text:p>
            <text:p text:style-name="P33"><text:text-input text:description="&lt;/if&gt;">Endif</text:text-input>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<text:span text:style-name="T6">Relance de facture</text:span><text:span text:style-name="T7">(s)</text:span><text:span text:style-name="T6"> non réglée</text:span><text:span text:style-name="T7">(s)</text:span><text:span text:style-name="T6"> n °</text:span><text:span text:style-name="T8"><text:text-input text:description="&lt;o.counter&gt;">0</text:text-input></text:span></text:p>
          </table:table-cell>
          <table:table-cell table:style-name="Table3.B1" office:value-type="string">
            <text:p text:style-name="P7"><text:text-input text:description="&lt;if test=&quot;o.date&quot;&gt;">If</text:text-input></text:p>
            <text:p text:style-name="P21"><text:span text:style-name="T13">En d</text:span>ate <text:span text:style-name="T13">du</text:span> <text:span text:style-name="T3"><text:text-input text:description="&lt;formatLang(o.date, date=True)&gt;">Date</text:text-input></text:span></text:p>
            <text:p text:style-name="P8"><text:text-input text:description="&lt;/if&gt;">Endif</text:text-input></text:p>
          </table:table-cell>
        </table:table-row>
      </table:table>
      <text:p text:style-name="P38"/>
      <text:p text:style-name="P9">Cher client,</text:p>
      <text:p text:style-name="P27"/>
      <text:p text:style-name="P9">Selon notre comptabilité, les factures suivantes sont en souffrance :</text:p>
      <text:p text:style-name="P6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column table:style-name="Table9.B"/>
        <table:table-column table:style-name="Table9.G"/>
        <table:table-column table:style-name="Table9.H"/>
        <table:table-column table:style-name="Table9.I"/>
        <table:table-header-rows>
          <table:table-row table:style-name="Table9.1">
            <table:table-cell table:style-name="Table9.A1" office:value-type="string">
              <text:p text:style-name="P18">Numéro de facture</text:p>
            </table:table-cell>
            <table:table-cell table:style-name="Table9.A1" office:value-type="string">
              <text:p text:style-name="P18">Date <text:span text:style-name="T17">de facturation</text:span></text:p>
            </table:table-cell>
            <table:table-cell table:style-name="Table9.A1" office:value-type="string">
              <text:p text:style-name="P29"><text:span text:style-name="T19">Conditions de paiement</text:span><text:span text:style-name="T18"> </text:span></text:p>
            </table:table-cell>
            <table:table-cell table:style-name="Table9.A1" office:value-type="string">
              <text:p text:style-name="P19">Date d’échéance</text:p>
            </table:table-cell>
            <table:table-cell table:style-name="Table9.A1" office:value-type="string">
              <text:p text:style-name="P19">Réf. commande</text:p>
            </table:table-cell>
            <table:table-cell table:style-name="Table9.A1" office:value-type="string">
              <text:p text:style-name="P18">Total HT</text:p>
            </table:table-cell>
            <table:table-cell table:style-name="Table9.A1" office:value-type="string">
              <text:p text:style-name="P20">Total</text:p>
            </table:table-cell>
            <table:table-cell table:style-name="Table9.A1" office:value-type="string">
              <text:p text:style-name="P20">Solde dû</text:p>
            </table:table-cell>
            <table:table-cell table:style-name="Table9.I1" office:value-type="string">
              <text:p text:style-name="P28"><text:span text:style-name="T20">Nbr</text:span><text:span text:style-name="T21"> </text:span><text:span text:style-name="T20">rappels</text:span></text:p>
            </table:table-cell>
          </table:table-row>
        </table:table-header-rows>
        <table:table-row table:style-name="Table9.1">
          <table:table-cell table:style-name="Table9.A2" table:number-columns-spanned="9" office:value-type="string">
            <text:p text:style-name="P13"><text:text-input text:description="&lt;for each=&quot;inv in o.invoice_ids.sorted(key='date_invoice')&quot;&gt;">@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table:number-columns-spanned="9" office:value-type="string">
            <text:p text:style-name="P10"><text:text-input text:description="&lt;if test=&quot;inv&quot;&gt;">%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4" office:value-type="string">
            <text:p text:style-name="P12"><text:text-input text:description="&lt;inv.number&gt;">Number</text:text-input></text:p>
          </table:table-cell>
          <table:table-cell table:style-name="Table9.B4" office:value-type="string">
            <text:p text:style-name="P11"><text:text-input text:description="&lt;formatLang(inv.date_invoice, date=True)&gt;">Invoice Date</text:text-input></text:p>
          </table:table-cell>
          <table:table-cell table:style-name="Table9.C4" office:value-type="string">
            <text:p text:style-name="P41"><text:text-input text:description="&lt;inv.payment_term_id.name&gt;">Terms</text:text-input></text:p>
          </table:table-cell>
          <table:table-cell table:style-name="Table9.D4" office:value-type="string">
            <text:p text:style-name="P12"><text:text-input text:description="&lt;formatLang(inv.date_due, date=True)&gt;">Due Date</text:text-input></text:p>
          </table:table-cell>
          <table:table-cell table:style-name="Table9.E4" office:value-type="string">
            <text:p text:style-name="P26"><text:span text:style-name="T22"><text:text-input text:description="&lt;inv.origin&gt;">Origin</text:text-input></text:span><text:span text:style-name="T22">,</text:span><text:span text:style-name="T23"> </text:span><text:span text:style-name="T23"><text:text-input text:description="&lt;inv.name&gt;">Name</text:text-input></text:span></text:p>
          </table:table-cell>
          <table:table-cell table:style-name="Table9.F4" office:value-type="string">
            <text:p text:style-name="P22"><text:text-input text:description="&lt;formatLang(inv.amount_untaxed_invoice_signed, dp='Account', currency_obj=inv.currency_id)&gt;">HT</text:text-input></text:p>
          </table:table-cell>
          <table:table-cell table:style-name="Table9.G4" office:value-type="string">
            <text:p text:style-name="P23"><text:text-input text:description="&lt;formatLang(inv.amount_total_signed, dp='Account', currency_obj=inv.currency_id)&gt;">TTC</text:text-input></text:p>
          </table:table-cell>
          <table:table-cell table:style-name="Table9.H4" office:value-type="string">
            <text:p text:style-name="P24"><text:text-input text:description="&lt;formatLang(inv.residual_signed, dp='Account', currency_obj=inv.currency_id)&gt;">Due</text:text-input></text:p>
          </table:table-cell>
          <table:table-cell table:style-name="Table9.I4" office:value-type="string">
            <text:p text:style-name="P42"><text:text-input text:description="&lt;inv.overdue_reminder_counter&gt;">0</text:text-input></text:p>
          </table:table-cell>
        </table:table-row>
        <table:table-row table:style-name="Table9.3">
          <table:table-cell table:style-name="Table9.A5" table:number-columns-spanned="9" office:value-type="string">
            <text:p text:style-name="P10"><text:text-input text:description="&lt;/if&gt;">%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9" office:value-type="string">
            <text:p text:style-name="P14"><text:text-input text:description="&lt;/for&gt;">@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/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7">Total dû</text:p>
                </table:table-cell>
                <table:table-cell table:style-name="Table8.B1" office:value-type="string">
                  <text:p text:style-name="P15"><text:text-input text:description="&lt;for each=&quot;tot in o.total_residual()&quot;&gt;">@For</text:text-input></text:p>
                  <text:p text:style-name="P43"><text:text-input text:description="&lt;formatLang(tot[1], dp='Account', currency_obj=tot[0])&gt;">Total</text:text-input></text:p>
                  <text:p text:style-name="P15"><text:text-input text:description="&lt;/for&gt;">@End For</text:text-input></text:p>
                </table:table-cell>
                <table:table-cell table:style-name="Table8.C1" office:value-type="string">
                  <text:p text:style-name="P15"/>
                </table:table-cell>
              </table:table-row>
            </table:table>
            <text:p text:style-name="P16"/>
          </table:table-cell>
        </table:table-row>
      </table:table>
      <text:p text:style-name="P35"/>
      <text:p text:style-name="P36">Si vous avez effectué un paiement pour ces factures il y a quelques jours, veuillez ignorer cette lettre.</text:p>
      <text:p text:style-name="P36"/>
      <text:p text:style-name="P36">Cordialement,</text:p>
      <text:p text:style-name="P37"><text:span text:style-name="T2"><text:text-input text:description="&lt;user.name&gt;">User name</text:text-input>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7-05T13:49:48.675000000</dc:date>
    <meta:editing-duration>P2DT19H53M4S</meta:editing-duration>
    <meta:editing-cycles>934</meta:editing-cycles>
    <meta:generator>LibreOffice/6.4.1.2$Windows_X86_64 LibreOffice_project/4d224e95b98b138af42a64d84056446d09082932</meta:generator>
    <meta:document-statistic meta:table-count="6" meta:image-count="0" meta:object-count="0" meta:page-count="1" meta:paragraph-count="44" meta:word-count="196" meta:character-count="740" meta:non-whitespace-character-count="660"/>
    <meta:user-defined meta:name="Info 1"/>
    <meta:user-defined meta:name="Info 2"/>
    <meta:user-defined meta:name="Info 3"/>
    <meta:user-defined meta:name="Info 4"/>
  </office:meta>
</office:document-meta>
</file>